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1cm" svg:height="1cm" svg:x="1cm" svg:y="1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cm" svg:height="1cm" svg:x="3cm" svg:y="1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cm" svg:height="1cm" svg:x="5cm" svg:y="1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cm" svg:height="1cm" svg:x="7cm" svg:y="1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cm" svg:height="1cm" svg:x="9cm" svg:y="1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cm" svg:height="1cm" svg:x="11cm" svg:y="1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cm" svg:height="1cm" svg:x="13cm" svg:y="1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cm" svg:height="1cm" svg:x="15cm" svg:y="1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cm" svg:height="1cm" svg:x="17cm" svg:y="1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cm" svg:height="1cm" svg:x="2cm" svg:y="1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cm" svg:height="1cm" svg:x="3cm" svg:y="1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cm" svg:height="1cm" svg:x="8cm" svg:y="1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5cm" svg:y1="15cm" svg:x2="2.146cm" svg:y2="13.854cm" draw:start-shape="id1" draw:start-glue-point="0" draw:end-shape="id2" draw:end-glue-point="7" svg:d="M1500 15000l646-1146" svg:viewBox="0 0 647 1147">
          <text:p/>
        </draw:connector>
        <draw:connector draw:style-name="gr3" draw:text-style-name="P1" draw:layer="layout" draw:type="line" svg:x1="3.5cm" svg:y1="15cm" svg:x2="2.854cm" svg:y2="13.854cm" draw:start-shape="id3" draw:start-glue-point="0" draw:end-shape="id2" draw:end-glue-point="9" svg:d="M3500 15000l-646-1146" svg:viewBox="0 0 647 1147">
          <text:p/>
        </draw:connector>
        <draw:connector draw:style-name="gr3" draw:text-style-name="P1" draw:layer="layout" draw:type="line" svg:x1="2.5cm" svg:y1="13cm" svg:x2="3.146cm" svg:y2="11.854cm" draw:start-shape="id2" draw:start-glue-point="4" draw:end-shape="id4" draw:end-glue-point="7" svg:d="M2500 13000l646-1146" svg:viewBox="0 0 647 1147">
          <text:p/>
        </draw:connector>
        <draw:connector draw:style-name="gr3" draw:text-style-name="P1" draw:layer="layout" draw:type="line" svg:x1="5.5cm" svg:y1="15cm" svg:x2="3.854cm" svg:y2="11.854cm" draw:start-shape="id5" draw:start-glue-point="0" draw:end-shape="id4" draw:end-glue-point="9" svg:d="M5500 15000l-1646-3146" svg:viewBox="0 0 1647 3147">
          <text:p/>
        </draw:connector>
        <draw:custom-shape draw:style-name="gr2" draw:text-style-name="P1" xml:id="id10" draw:id="id10" draw:layer="layout" svg:width="1cm" svg:height="1cm" svg:x="12cm" svg:y="1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cm" svg:height="1cm" svg:x="16cm" svg:y="1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5cm" svg:y1="15cm" svg:x2="8.146cm" svg:y2="11.854cm" draw:start-shape="id6" draw:start-glue-point="0" draw:end-shape="id7" draw:end-glue-point="7" svg:d="M7500 15000l646-3146" svg:viewBox="0 0 647 3147">
          <text:p/>
        </draw:connector>
        <draw:connector draw:style-name="gr3" draw:text-style-name="P1" draw:layer="layout" draw:type="line" svg:x1="9.5cm" svg:y1="15cm" svg:x2="8.854cm" svg:y2="11.854cm" draw:start-shape="id8" draw:start-glue-point="0" draw:end-shape="id7" draw:end-glue-point="9" svg:d="M9500 15000l-646-3146" svg:viewBox="0 0 647 3147">
          <text:p/>
        </draw:connector>
        <draw:connector draw:style-name="gr3" draw:text-style-name="P1" draw:layer="layout" draw:type="line" svg:x1="11.5cm" svg:y1="15cm" svg:x2="12.146cm" svg:y2="11.854cm" draw:start-shape="id9" draw:start-glue-point="0" draw:end-shape="id10" draw:end-glue-point="7" svg:d="M11500 15000l646-3146" svg:viewBox="0 0 647 3147">
          <text:p/>
        </draw:connector>
        <draw:connector draw:style-name="gr3" draw:text-style-name="P1" draw:layer="layout" draw:type="line" svg:x1="13.5cm" svg:y1="15cm" svg:x2="12.854cm" svg:y2="11.854cm" draw:start-shape="id11" draw:start-glue-point="0" draw:end-shape="id10" draw:end-glue-point="9" svg:d="M13500 15000l-646-3146" svg:viewBox="0 0 647 3147">
          <text:p/>
        </draw:connector>
        <draw:connector draw:style-name="gr3" draw:text-style-name="P1" draw:layer="layout" draw:type="line" svg:x1="15.5cm" svg:y1="15cm" svg:x2="16.146cm" svg:y2="11.854cm" draw:start-shape="id12" draw:start-glue-point="0" draw:end-shape="id13" draw:end-glue-point="7" svg:d="M15500 15000l646-3146" svg:viewBox="0 0 647 3147">
          <text:p/>
        </draw:connector>
        <draw:connector draw:style-name="gr3" draw:text-style-name="P1" draw:layer="layout" draw:type="line" svg:x1="17.5cm" svg:y1="15cm" svg:x2="16.854cm" svg:y2="11.854cm" draw:start-shape="id14" draw:start-glue-point="0" draw:end-shape="id13" draw:end-glue-point="9" svg:d="M17500 15000l-646-3146" svg:viewBox="0 0 647 3147">
          <text:p/>
        </draw:connector>
        <draw:custom-shape draw:style-name="gr2" draw:text-style-name="P1" xml:id="id16" draw:id="id16" draw:layer="layout" svg:width="1cm" svg:height="1cm" svg:x="14cm" svg:y="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1cm" svg:height="1cm" svg:x="6cm" svg:y="9.0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1cm" svg:height="1cm" svg:x="10cm" svg:y="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5cm" svg:y1="11cm" svg:x2="6.146cm" svg:y2="9.855cm" draw:start-shape="id4" draw:start-glue-point="4" draw:end-shape="id15" draw:end-glue-point="7" svg:d="M3500 11000l2646-1145" svg:viewBox="0 0 2647 1146">
          <text:p/>
        </draw:connector>
        <draw:connector draw:style-name="gr3" draw:text-style-name="P1" draw:layer="layout" draw:type="line" svg:x1="8.5cm" svg:y1="11cm" svg:x2="6.854cm" svg:y2="9.855cm" draw:start-shape="id7" draw:start-glue-point="4" draw:end-shape="id15" draw:end-glue-point="9" svg:d="M8500 11000l-1646-1145" svg:viewBox="0 0 1647 1146">
          <text:p/>
        </draw:connector>
        <draw:connector draw:style-name="gr3" draw:text-style-name="P1" draw:layer="layout" draw:type="line" svg:x1="12.5cm" svg:y1="11cm" svg:x2="14.146cm" svg:y2="9.854cm" draw:start-shape="id10" draw:start-glue-point="4" draw:end-shape="id16" draw:end-glue-point="7" svg:d="M12500 11000l1646-1146" svg:viewBox="0 0 1647 1147">
          <text:p/>
        </draw:connector>
        <draw:connector draw:style-name="gr4" draw:text-style-name="P1" draw:layer="layout" draw:type="line" svg:x1="16.5cm" svg:y1="11cm" svg:x2="14.854cm" svg:y2="9.854cm" draw:start-shape="id13" draw:start-glue-point="4" draw:end-shape="id16" draw:end-glue-point="9" svg:d="M16500 11000l-1646-1146" svg:viewBox="0 0 1647 1147">
          <text:p text:style-name="P1"/>
        </draw:connector>
        <draw:connector draw:style-name="gr3" draw:text-style-name="P1" draw:layer="layout" draw:type="line" svg:x1="6.5cm" svg:y1="9.001cm" svg:x2="10.146cm" svg:y2="7.854cm" draw:start-shape="id15" draw:start-glue-point="4" draw:end-shape="id17" draw:end-glue-point="7" svg:d="M6500 9001l3646-1147" svg:viewBox="0 0 3647 1148">
          <text:p/>
        </draw:connector>
        <draw:connector draw:style-name="gr3" draw:text-style-name="P1" draw:layer="layout" draw:type="line" svg:x1="14.5cm" svg:y1="9cm" svg:x2="10.854cm" svg:y2="7.854cm" draw:start-shape="id16" draw:start-glue-point="4" draw:end-shape="id17" draw:end-glue-point="9" svg:d="M14500 9000l-3646-1146" svg:viewBox="0 0 3647 1147">
          <text:p/>
        </draw:connector>
        <draw:frame draw:style-name="gr5" draw:text-style-name="P2" draw:layer="layout" svg:width="3.495cm" svg:height="1.673cm" svg:x="19cm" svg:y="7.077cm">
          <draw:text-box>
            <text:p text:style-name="P2">left hand:</text:p>
            <text:p text:style-name="P2">right hand:</text:p>
          </draw:text-box>
        </draw:frame>
        <draw:frame draw:style-name="gr6" draw:text-style-name="P3" draw:layer="layout" svg:width="1.995cm" svg:height="1.673cm" svg:x="22.5cm" svg:y="7.077cm">
          <draw:text-box>
            <text:p text:style-name="P3">2n+1</text:p>
            <text:p text:style-name="P3">2n+2</text:p>
          </draw:text-box>
        </draw:frame>
        <draw:frame draw:style-name="gr7" draw:layer="layout" svg:width="6.793cm" svg:height="0.962cm" svg:x="18.957cm" svg:y="10.863cm">
          <draw:text-box>
            <text:p>node_cnt = leat_cnt -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10:58:05.048000000</meta:creation-date>
    <dc:date>2015-04-16T11:17:55.175000000</dc:date>
    <meta:editing-duration>PT19M51S</meta:editing-duration>
    <meta:editing-cycles>4</meta:editing-cycles>
    <meta:generator>LibreOffice/4.3.3.2$Windows_x86 LibreOffice_project/9bb7eadab57b6755b1265afa86e04bf45fbfc644</meta:generator>
    <meta:document-statistic meta:object-count="36"/>
  </office:meta>
</office:document-meta>
</file>